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03b820"/>
    </style:style>
    <style:style style:name="P2" style:family="paragraph" style:parent-style-name="Standard">
      <style:text-properties officeooo:rsid="00048995" officeooo:paragraph-rsid="00048995"/>
    </style:style>
    <style:style style:name="T1" style:family="text">
      <style:text-properties fo:color="#81d41a" loext:opacity="100%" officeooo:rsid="0003b820"/>
    </style:style>
    <style:style style:name="T2" style:family="text">
      <style:text-properties fo:color="#ea7500" loext:opacity="100%" officeooo:rsid="0003b820"/>
    </style:style>
    <style:style style:name="T3" style:family="text">
      <style:text-properties fo:color="#ff0000" loext:opacity="100%" officeooo:rsid="0003b8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4 cartes de départs puis dans une liste, choix de l’ordi d’une carte puis user dit si meurt plus jeune ou pas.</text:p>
      <text:p text:style-name="Standard"/>
      <text:p text:style-name="Standard"/>
      <text:p text:style-name="Standard"/>
      <text:p text:style-name="Standard"/>
      <text:p text:style-name="Standard"/>
      <text:p text:style-name="Standard">Parmi la liste de tous les animaux, choisir un animal de départ (Limace) <text:span text:style-name="T1">Fait</text:span></text:p>
      <text:p text:style-name="Standard">Afficher la cardline <text:s/><text:span text:style-name="T2">En cours</text:span></text:p>
      <text:p text:style-name="Standard">Puis on demande à l’user via le hasard de placer un animal (Gnou par rapport à la première carte (Limace) en montrant toutes les datas de la carte sauf LA data recherchée. <text:span text:style-name="T3">Pas fait</text:span></text:p>
      <text:p text:style-name="P1">Puis afficher la cardline <text:span text:style-name="T3">Pas fait</text:span></text:p>
      <text:p text:style-name="P1">Verif si positionnement proposée est bon par rapport à la liste prévue de cardline (liste proposée vs liste correcte). <text:span text:style-name="T3">Pas fait (si on est pas idiots, sa passe trkl)</text:span></text:p>
      <text:p text:style-name="P1">Si good, « bravo ». <text:span text:style-name="T3">Pas fait</text:span></text:p>
      <text:p text:style-name="P1">Sinon, « recommence ». <text:span text:style-name="T3">Pas fait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ptos" fo:font-size="12pt" fo:language="fr" fo:country="FR" style:letter-kerning="true" style:font-name-asian="Aptos1" style:font-size-asian="12pt" style:language-asian="en" style:country-asian="US" style:font-name-complex="Noto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Aptos" fo:font-size="12pt" fo:language="fr" fo:country="FR" style:letter-kerning="true" style:font-name-asian="Aptos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Titre_20_1_20_Car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Titre_20_2_20_Car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loext:linked-style-name="Titre_20_3_20_Car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loext:linked-style-name="Titre_20_4_20_Car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Titre_20_5_20_C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Titre_20_6_20_C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Titre_20_7_20_C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8" style:display-name="Heading 8" style:family="paragraph" style:parent-style-name="Standard" style:next-style-name="Standard" loext:linked-style-name="Titre_20_8_20_Car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loext:linked-style-name="Titre_20_9_20_Car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itle" style:family="paragraph" style:parent-style-name="Standard" style:next-style-name="Standard" loext:linked-style-name="Titre_20_C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ous-titre_20_Car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Quote" style:family="paragraph" style:parent-style-name="Standard" style:next-style-name="Standard" loext:linked-style-name="Citation_20_C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Intense_20_Quote" style:display-name="Intense Quote" style:family="paragraph" style:parent-style-name="Standard" style:next-style-name="Standard" loext:linked-style-name="Citation_20_intense_20_Car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/>
    </style:style>
    <style:style style:name="Titre_20_2_20_Car" style:display-name="Titre 2 C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itre_20_3_20_Car" style:display-name="Titre 3 Car" style:family="text" style:parent-style-name="Default_20_Paragraph_20_Font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re_20_4_20_Car" style:display-name="Titre 4 Car" style:family="text" style:parent-style-name="Default_20_Paragraph_20_Font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itre_20_5_20_Car" style:display-name="Titre 5 Car" style:family="text" style:parent-style-name="Default_20_Paragraph_20_Font">
      <style:text-properties fo:color="#0f4761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itre_20_6_20_Car" style:display-name="Titre 6 Car" style:family="text" style:parent-style-name="Default_20_Paragraph_20_Font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itre_20_7_20_Car" style:display-name="Titre 7 Car" style:family="text" style:parent-style-name="Default_20_Paragraph_20_Font">
      <style:text-properties fo:color="#595959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itre_20_8_20_Car" style:display-name="Titre 8 Car" style:family="text" style:parent-style-name="Default_20_Paragraph_20_Font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itre_20_9_20_Car" style:display-name="Titre 9 Car" style:family="text" style:parent-style-name="Default_20_Paragraph_20_Font">
      <style:text-properties fo:color="#272727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itre_20_Car" style:display-name="Titre Car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ous-titre_20_Car" style:display-name="Sous-titre Car" style:family="text" style:parent-style-name="Default_20_Paragraph_20_Font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Citation_20_Car" style:display-name="Citation Car" style:family="text" style:parent-style-name="Default_20_Paragraph_20_Font" loext:linked-style-name="Quote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Citation_20_intense_20_Car" style:display-name="Citation intense C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os Marcos</meta:initial-creator>
    <meta:editing-cycles>39</meta:editing-cycles>
    <meta:creation-date>2024-10-08T08:53:00</meta:creation-date>
    <dc:date>2024-10-11T16:32:34.116082494</dc:date>
    <meta:editing-duration>PT54M13S</meta:editing-duration>
    <meta:generator>LibreOffice/24.2.6.2$Linux_X86_64 LibreOffice_project/420$Build-2</meta:generator>
    <meta:document-statistic meta:table-count="0" meta:image-count="0" meta:object-count="0" meta:page-count="1" meta:paragraph-count="8" meta:word-count="123" meta:character-count="655" meta:non-whitespace-character-count="539"/>
    <meta:user-defined meta:name="AppVersion">16.0000</meta:user-defined>
    <meta:template xlink:type="simple" xlink:actuate="onRequest" xlink:title="Normal.dotm" xlink:href=""/>
  </office:meta>
</office:document-meta>
</file>